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color="#000000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1cm" svg:height="1.6cm" svg:x="18.2cm" svg:y="9.2cm">
          <text:p text:style-name="P1"><text:span text:style-name="T1">Defuzzif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2.4cm" svg:height="7cm" svg:x="1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323cm" svg:height="1.6cm" svg:x="1.877cm" svg:y="5.4cm">
          <text:p text:style-name="P3"><text:span text:style-name="T2">Input Set 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323cm" svg:height="1.6cm" svg:x="1.877cm" svg:y="7.4cm">
          <text:p text:style-name="P3"><text:span text:style-name="T2">Input Set 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923cm" svg:height="1.6cm" svg:x="1.8cm" svg:y="9.4cm">
          <text:p text:style-name="P3"><text:span text:style-name="T2">Output Set 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23cm" svg:height="1.6cm" svg:x="8.477cm" svg:y="7.4cm">
          <text:p text:style-name="P3"><text:span text:style-name="T2">Logical Rules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5.723cm" svg:y1="10.2cm" svg:x2="10.438cm" svg:y2="9cm" draw:start-shape="id1" draw:start-glue-point="1" draw:end-shape="id2" draw:end-glue-point="2" svg:d="m5723 10200c3144 0 4715-400 4715-1200" svg:viewBox="0 0 4716 1201">
          <text:p/>
        </draw:connector>
        <draw:connector draw:style-name="gr4" draw:text-style-name="P2" draw:layer="layout" draw:type="curve" svg:x1="5.2cm" svg:y1="8.2cm" svg:x2="8.477cm" svg:y2="8.2cm" draw:start-shape="id3" draw:start-glue-point="1" draw:end-shape="id2" svg:d="m5200 8200h3277" svg:viewBox="0 0 3278 1">
          <text:p/>
        </draw:connector>
        <draw:connector draw:style-name="gr4" draw:text-style-name="P2" draw:layer="layout" draw:type="curve" svg:x1="5.2cm" svg:y1="6.2cm" svg:x2="8.477cm" svg:y2="8.2cm" draw:start-shape="id4" draw:start-glue-point="1" draw:end-shape="id2" draw:end-glue-point="3" svg:d="m5200 6200c2457 0 819 2000 3277 2000" svg:viewBox="0 0 3278 2001">
          <text:p/>
        </draw:connector>
        <draw:connector draw:style-name="gr4" draw:text-style-name="P2" draw:layer="layout" draw:type="line" svg:x1="13.4cm" svg:y1="8.3cm" svg:x2="15.477cm" svg:y2="8.3cm" draw:start-shape="id5" draw:start-glue-point="1" draw:end-shape="id6" draw:end-glue-point="3" svg:d="m13400 8300h2077" svg:viewBox="0 0 2078 1">
          <text:p/>
        </draw:connector>
        <draw:custom-shape draw:style-name="gr3" draw:text-style-name="P3" xml:id="id6" draw:id="id6" draw:layer="layout" svg:width="4.923cm" svg:height="1.6cm" svg:x="15.477cm" svg:y="7.5cm">
          <text:p text:style-name="P3"><text:span text:style-name="T2">Aggregated Se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4.923cm" svg:height="2cm" svg:x="15.5cm" svg:y="11cm">
          <text:p text:style-name="P3"><text:span text:style-name="T2">Crisp Output </text:span></text:p>
          <text:p text:style-name="P3"><text:span text:style-name="T2">Value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7.938cm" svg:y1="9.1cm" svg:x2="17.961cm" svg:y2="11cm" draw:start-shape="id6" draw:start-glue-point="2" draw:end-shape="id7" svg:d="m17938 9100 23 1900" svg:viewBox="0 0 24 1901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xk </meta:initial-creator>
    <meta:creation-date>2013-11-17T20:28:01</meta:creation-date>
    <dc:date>2013-11-17T20:50:37</dc:date>
    <dc:creator>cxk </dc:creator>
    <meta:editing-duration>PT7M26S</meta:editing-duration>
    <meta:editing-cycles>1</meta:editing-cycles>
    <meta:document-statistic meta:object-count="36"/>
    <meta:generator>LibreOffice/4.0.2.2$Linux_X86_64 LibreOffice_project/400m0$Build-2</meta:generator>
  </office:meta>
</office:document-meta>
</file>